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4.8709in"/>
    </style:style>
    <style:style style:name="co6" style:family="table-column">
      <style:table-column-properties fo:break-before="auto" style:column-width="3.2272in"/>
    </style:style>
    <style:style style:name="co7" style:family="table-column">
      <style:table-column-properties fo:break-before="auto" style:column-width="3.1193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575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1181in"/>
    </style:style>
    <style:style style:name="co13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4"/>
        <table:table-column table:style-name="co4" table:default-cell-style-name="ce15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number-columns-repeated="992" table:default-cell-style-name="Default"/>
        <table:table-row table:style-name="ro1">
          <table:table-cell table:style-name="ce11" office:value-type="string" calcext:value-type="string">
            <text:p>Detector</text:p>
          </table:table-cell>
          <table:table-cell table:style-name="ce11" office:value-type="string" calcext:value-type="string">
            <text:p>Year</text:p>
          </table:table-cell>
          <table:table-cell table:style-name="ce13" office:value-type="string" calcext:value-type="string">
            <text:p>Node</text:p>
          </table:table-cell>
          <table:table-cell table:style-name="ce11" office:value-type="string" calcext:value-type="string">
            <text:p>Foundry</text:p>
          </table:table-cell>
          <table:table-cell table:style-name="ce11" office:value-type="string" calcext:value-type="string">
            <text:p>Notes</text:p>
          </table:table-cell>
          <table:table-cell table:style-name="ce11" office:value-type="string" calcext:value-type="string">
            <text:p>Link</text:p>
          </table:table-cell>
          <table:table-cell table:style-name="ce11" office:value-type="string" calcext:value-type="string">
            <text:p>Link2</text:p>
          </table:table-cell>
          <table:table-cell table:style-name="ce11" office:value-type="string" calcext:value-type="string">
            <text:p>Link3</text:p>
          </table:table-cell>
          <table:table-cell table:style-name="ce11" table:number-columns-repeated="5"/>
          <table:table-cell table:style-name="ce11" office:value-type="string" calcext:value-type="string">
            <text:p>Pixel Pitch</text:p>
          </table:table-cell>
          <table:table-cell table:style-name="ce11" office:value-type="string" calcext:value-type="string">
            <text:p>Pixel Count</text:p>
          </table:table-cell>
          <table:table-cell table:style-name="ce11" office:value-type="string" calcext:value-type="string">
            <text:p>Pixel Power (uW)</text:p>
          </table:table-cell>
          <table:table-cell table:style-name="ce11" office:value-type="string" calcext:value-type="string">
            <text:p>In-pixel ADC?</text:p>
          </table:table-cell>
          <table:table-cell table:style-name="ce11" office:value-type="string" calcext:value-type="string">
            <text:p>Spectral/Energy</text:p>
          </table:table-cell>
          <table:table-cell table:style-name="ce11" office:value-type="string" calcext:value-type="string">
            <text:p>Timing</text:p>
          </table:table-cell>
          <table:table-cell table:style-name="ce11" office:value-type="string" calcext:value-type="string">
            <text:p>Spatial</text:p>
          </table:table-cell>
          <table:table-cell table:style-name="ce11" office:value-type="string" calcext:value-type="string">
            <text:p>Integration</text:p>
          </table:table-cell>
          <table:table-cell table:style-name="ce11" table:number-columns-repeated="990"/>
          <table:table-cell table:style-name="ce12" table:number-columns-repeated="2"/>
        </table:table-row>
        <table:table-row table:style-name="ro1">
          <table:table-cell office:value-type="string" calcext:value-type="string">
            <text:p>Medipix2</text:p>
          </table:table-cell>
          <table:table-cell office:value-type="float" office:value="2002" calcext:value-type="float">
            <text:p>200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https://doi.org/10.1109/TNS.2002.803788</text:p>
          </table:table-cell>
          <table:table-cell office:value-type="string" calcext:value-type="string">
            <text:p>https://doi.org/10.1109/NSSMIC.2010.5873930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formula="of:=256*256"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Hybrid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M-PAD</text:p>
          </table:table-cell>
          <table:table-cell office:value-type="float" office:value="2004" calcext:value-type="float">
            <text:p>200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Cornell. Hybrid counting and integrating. OG for X-ray, then EMPAD</text:p>
          </table:table-cell>
          <table:table-cell office:value-type="string" calcext:value-type="string">
            <text:p>https://doi.org/10.1017/S1431927615015664</text:p>
          </table:table-cell>
          <table:table-cell office:value-type="string" calcext:value-type="string">
            <text:p>https://doi.org/10.1117/12.738663</text:p>
          </table:table-cell>
          <table:table-cell office:value-type="string" calcext:value-type="string">
            <text:p>https://doi.org/10.1109/NSSMIC.2004.14669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-I3</text:p>
          </table:table-cell>
          <table:table-cell office:value-type="float" office:value="2006" calcext:value-type="float">
            <text:p>200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ATLAS</text:p>
          </table:table-cell>
          <table:table-cell office:value-type="string" calcext:value-type="string">
            <text:p>https://doi.org/10.1016/j.nima.2006.05.032</text:p>
          </table:table-cell>
          <table:table-cell office:value-type="string" calcext:value-type="string">
            <text:p>https://doi.org/10.1109/TNS.2002.8015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IMOSA-V</text:p>
          </table:table-cell>
          <table:table-cell office:value-type="float" office:value="2007" calcext:value-type="float">
            <text:p>2007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1Mpix arra, with 17 um pixels. G. Deptuch @ Brookhaven and CNRS-IN2P3</text:p>
          </table:table-cell>
          <table:table-cell office:value-type="string" calcext:value-type="string">
            <text:p>https://doi.org/10.1016/j.ultramic.2007.01.0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pix1</text:p>
          </table:table-cell>
          <table:table-cell office:value-type="float" office:value="2007" calcext:value-type="float">
            <text:p>200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Also 1 of 3 sensors used in EUDET</text:p>
          </table:table-cell>
          <table:table-cell office:value-type="string" calcext:value-type="string">
            <text:p>https://doi.org/10.1016/j.nima.2007.08.0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mosa-26</text:p>
          </table:table-cell>
          <table:table-cell office:value-type="float" office:value="2008" calcext:value-type="float">
            <text:p>200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Final chip used in EUDET-JRA1 beam telescope</text:p>
          </table:table-cell>
          <table:table-cell office:value-type="string" calcext:value-type="string">
            <text:p>https://doi.org/10.1016/j.nima.2010.03.043</text:p>
          </table:table-cell>
          <table:table-cell office:value-type="string" calcext:value-type="string">
            <text:p>https://doi.org/10.1109/NSSMIC.2009.5402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DRD2</text:p>
          </table:table-cell>
          <table:table-cell office:value-type="float" office:value="2008" calcext:value-type="float">
            <text:p>200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Berkeley. For LHC, but wasn’t used. The for LDRD2-RH EM micro</text:p>
          </table:table-cell>
          <table:table-cell office:value-type="string" calcext:value-type="string">
            <text:p>https://doi.org/10.1109/TNS.2008.20074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mosa-28</text:p>
          </table:table-cell>
          <table:table-cell office:value-type="float" office:value="2009" calcext:value-type="float">
            <text:p>200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For STAR HFT PXE pixel detector, also called ULTIMATE</text:p>
          </table:table-cell>
          <table:table-cell office:value-type="string" calcext:value-type="string">
            <text:p>https://doi.org/10.1088/1748-0221/7/01/C011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DRD2-RH</text:p>
          </table:table-cell>
          <table:table-cell office:value-type="float" office:value="2009" calcext:value-type="float">
            <text:p>200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Refereced by KITE, from Berkeley. 20Um pitch.</text:p>
          </table:table-cell>
          <table:table-cell office:value-type="string" calcext:value-type="string">
            <text:p>https://doi.org/10.1016/j.nima.2008.09.029</text:p>
          </table:table-cell>
          <table:table-cell office:value-type="string" calcext:value-type="string">
            <text:p>https://doi.org/10.1016/j.ultramic.2005.03.006</text:p>
          </table:table-cell>
          <table:table-cell office:value-type="string" calcext:value-type="string">
            <text:p>https://doi.org/10.1016/j.nima.2009.07.0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LIM5</text:p>
          </table:table-cell>
          <table:table-cell office:value-type="float" office:value="2009" calcext:value-type="float">
            <text:p>200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LIM5 Collaboration, 4096 pixels, SuperB silicon vertex tracker, then for EM</text:p>
          </table:table-cell>
          <table:table-cell office:value-type="string" calcext:value-type="string">
            <text:p>https://doi.org/10.1016/j.nima.2009.01.175</text:p>
          </table:table-cell>
          <table:table-cell office:value-type="string" calcext:value-type="string">
            <text:p>https://doi.org/10.1109/TNS.2012.22144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AM1k</text:p>
          </table:table-cell>
          <table:table-cell office:value-type="float" office:value="2010" calcext:value-type="float">
            <text:p>20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Berkeley TEAM. 9.5 um pixels. Later becomes 87kHz 4D Camera</text:p>
          </table:table-cell>
          <table:table-cell office:value-type="string" calcext:value-type="string">
            <text:p>https://doi.org/10.1016/j.nima.2010.07.066</text:p>
          </table:table-cell>
          <table:table-cell office:value-type="string" calcext:value-type="string">
            <text:p>https://doi.org/10.1063/1.4977923</text:p>
          </table:table-cell>
          <table:table-cell office:value-type="string" calcext:value-type="string">
            <text:p>https://doi.org/10.1017/S14319276200197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-I4</text:p>
          </table:table-cell>
          <table:table-cell office:value-type="float" office:value="2010" calcext:value-type="float">
            <text:p>201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ATLAS IBL. Also 1 of 3 sensors used in EUDET</text:p>
          </table:table-cell>
          <table:table-cell office:value-type="string" calcext:value-type="string">
            <text:p>https://doi.org/10.1016/j.nima.2010.04.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SSC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string" calcext:value-type="string">
            <text:p>EuXFEL DEPFET detector</text:p>
          </table:table-cell>
          <table:table-cell office:value-type="string" calcext:value-type="string">
            <text:p>https://doi.org/10.1088/1748-0221/12/03/C03025</text:p>
          </table:table-cell>
          <table:table-cell office:value-type="string" calcext:value-type="string">
            <text:p>https://doi.org/10.1016/j.nima.2010.02.254</text:p>
          </table:table-cell>
          <table:table-cell office:value-type="string" calcext:value-type="string">
            <text:p>https://doi.org/10.1016/j.nima.2010.03.1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GIPD</text:p>
          </table:table-cell>
          <table:table-cell office:value-type="float" office:value="2010" calcext:value-type="float">
            <text:p>20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ESY XFEL, not full duty cycle, for X-ray imaging</text:p>
          </table:table-cell>
          <table:table-cell office:value-type="string" calcext:value-type="string">
            <text:p>https://doi.org/10.1016/j.nima.2010.06.1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lleII DEPFET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Belle II DEPFET + DCD + DHP</text:p>
          </table:table-cell>
          <table:table-cell office:value-type="string" calcext:value-type="string">
            <text:p>https://doi.org/10.1088/1748-0221/6/01/C01085</text:p>
          </table:table-cell>
          <table:table-cell office:value-type="string" calcext:value-type="string">
            <text:p>https://doi.org/10.1109/TNS.2010.20404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dipix3</text:p>
          </table:table-cell>
          <table:table-cell office:value-type="float" office:value="2011" calcext:value-type="float">
            <text:p>20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https://doi.org/10.1016/j.nima.2010.06.108</text:p>
          </table:table-cell>
          <table:table-cell office:value-type="string" calcext:value-type="string">
            <text:p>https://doi.org/10.1016/j.radmeas.2020.1062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LATUS3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DECTRIS w/ instant retrigger / non-paralyzable counting</text:p>
          </table:table-cell>
          <table:table-cell office:value-type="string" calcext:value-type="string">
            <text:p>https://doi.org/10.1109/NSSMIC.2012.65511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AM 3<text:span text:style-name="T1">rd</text:span> gen</text:p>
          </table:table-cell>
          <table:table-cell office:value-type="float" office:value="2012" calcext:value-type="float">
            <text:p>20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Berkeley TEAM, Just a smaller prototype, with 2.5 um pitch.</text:p>
          </table:table-cell>
          <table:table-cell office:value-type="string" calcext:value-type="string">
            <text:p>https://doi.org/10.1109/NSSMIC.2012.65514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pix3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https://doi.org/10.1088/1748-0221/9/05/C050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DCpix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NA62 Gigatracker, Referenced in TP4 fund limits, docs 10 years later.</text:p>
          </table:table-cell>
          <table:table-cell office:value-type="string" calcext:value-type="string">
            <text:p>https://doi.org/10.1016/j.nima.2023.168331</text:p>
          </table:table-cell>
          <table:table-cell office:value-type="string" calcext:value-type="string">
            <text:p>https://doi.org/10.1016/j.phpro.2012.04.106</text:p>
          </table:table-cell>
          <table:table-cell office:value-type="string" calcext:value-type="string">
            <text:p>https://doi.org/10.1109/NSSMIC.2013.68294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SPAD-140k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string" calcext:value-type="string">
            <text:p>LCLS, after completion, ePix development begins</text:p>
          </table:table-cell>
          <table:table-cell office:value-type="string" calcext:value-type="string">
            <text:p>https://doi.org/10.1016/j.nima.2013.01.0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Pix100</text:p>
          </table:table-cell>
          <table:table-cell office:value-type="float" office:value="2014" calcext:value-type="float">
            <text:p>20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Low noise ePix</text:p>
          </table:table-cell>
          <table:table-cell office:value-type="string" calcext:value-type="string">
            <text:p>https://doi.org/10.1088/1742-6596/493/1/0120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Pix10k</text:p>
          </table:table-cell>
          <table:table-cell office:value-type="float" office:value="2014" calcext:value-type="float">
            <text:p>20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High DR ePix</text:p>
          </table:table-cell>
          <table:table-cell office:value-type="string" calcext:value-type="string">
            <text:p>https://doi.org/10.1088/1742-6596/493/1/012012</text:p>
          </table:table-cell>
          <table:table-cell office:value-type="string" calcext:value-type="string">
            <text:p>https://doi.org/10.1109/NSSMIC.2014.7431049</text:p>
          </table:table-cell>
          <table:table-cell office:value-type="string" calcext:value-type="string">
            <text:p>https://doi.org/10.1063/1.50846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PIDE</text:p>
          </table:table-cell>
          <table:table-cell office:value-type="float" office:value="2015" calcext:value-type="float">
            <text:p>20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For ALICE inner tracker</text:p>
          </table:table-cell>
          <table:table-cell office:value-type="string" calcext:value-type="string">
            <text:p>https://doi.org/10.1016/j.nima.2015.09.057</text:p>
          </table:table-cell>
          <table:table-cell office:value-type="string" calcext:value-type="string">
            <text:p>https://doi.org/10.1016/j.nima.2016.05.0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UNGFRAU</text:p>
          </table:table-cell>
          <table:table-cell office:value-type="float" office:value="2016" calcext:value-type="float">
            <text:p>201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SwissFEL, 256x256, 75um pitch, </text:p>
          </table:table-cell>
          <table:table-cell office:value-type="string" calcext:value-type="string">
            <text:p>https://doi.org/10.1088/1748-0221/11/02/C02047</text:p>
          </table:table-cell>
          <table:table-cell office:value-type="string" calcext:value-type="string">
            <text:p>https://doi.org/10.1088/1748-0221/9/12/P12013</text:p>
          </table:table-cell>
          <table:table-cell office:value-type="string" calcext:value-type="string">
            <text:p>https://doi.org/10.1088/1748-0221/9/05/C05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Pix</text:p>
          </table:table-cell>
          <table:table-cell office:value-type="float" office:value="2016" calcext:value-type="float">
            <text:p>201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SLAC LSCS, Referenced in TP4 fund limits paper</text:p>
          </table:table-cell>
          <table:table-cell office:value-type="string" calcext:value-type="string">
            <text:p>https://doi.org/10.1109/NSSMIC.2016.80697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STFC RAL for EuXFEL</text:p>
          </table:table-cell>
          <table:table-cell office:value-type="string" calcext:value-type="string">
            <text:p>https://doi.org/10.1088/1748-0221/12/12/P120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Pix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string" calcext:value-type="string">
            <text:p>Mu3e experiement, Peric</text:p>
          </table:table-cell>
          <table:table-cell office:value-type="string" calcext:value-type="string">
            <text:p>https://doi.org/10.1016/j.nima.2016.06.0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FMonoPix1</text:p>
          </table:table-cell>
          <table:table-cell office:value-type="float" office:value="2017" calcext:value-type="float">
            <text:p>20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foundry</text:p>
          </table:table-cell>
          <table:table-cell table:style-name="Default" office:value-type="string" calcext:value-type="string">
            <text:p>50x250um pitch</text:p>
          </table:table-cell>
          <table:table-cell office:value-type="string" calcext:value-type="string">
            <text:p>https://doi.org/10.1088/1748-0221/14/06/C06006</text:p>
          </table:table-cell>
          <table:table-cell office:value-type="string" calcext:value-type="string">
            <text:p>https://doi.org/10.1016/j.nima.2018.09.100</text:p>
          </table:table-cell>
          <table:table-cell table:number-columns-repeated="6"/>
          <table:table-cell table:formula="of:=MROUND(SQRT(50*250);5)" office:value-type="float" office:value="110" calcext:value-type="float">
            <text:p>110</text:p>
          </table:table-cell>
          <table:table-cell table:formula="of:=129*36" office:value-type="float" office:value="4644" calcext:value-type="float">
            <text:p>464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JMonoPix1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FE from ALPIDE. similar to MALTA, but different RO</text:p>
          </table:table-cell>
          <table:table-cell office:value-type="string" calcext:value-type="string">
            <text:p>https://doi.org/10.1088/1748-0221/14/06/C06006</text:p>
          </table:table-cell>
          <table:table-cell office:value-type="string" calcext:value-type="string">
            <text:p>https://doi.org/10.1016/j.nima.2018.09.100</text:p>
          </table:table-cell>
          <table:table-cell table:number-columns-repeated="6"/>
          <table:table-cell table:formula="of:=MROUND(SQRT(40*36);5)" office:value-type="float" office:value="40" calcext:value-type="float">
            <text:p>40</text:p>
          </table:table-cell>
          <table:table-cell table:formula="of:=448*224" office:value-type="float" office:value="100352" calcext:value-type="float">
            <text:p>1003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2018" calcext:value-type="float">
            <text:p>20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Targeted at HL-LHC upgrade</text:p>
          </table:table-cell>
          <table:table-cell office:value-type="string" calcext:value-type="string">
            <text:p>https://doi.org/10.1016/j.nima.2019.162404</text:p>
          </table:table-cell>
          <table:table-cell office:value-type="string" calcext:value-type="string">
            <text:p>https://doi.org/10.1088/1748-0221/15/03/C03019</text:p>
          </table:table-cell>
          <table:table-cell office:value-type="string" calcext:value-type="string">
            <text:p>https://doi.org/10.1088/1748-0221/18/03/C03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LORA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SLAC LCLS-II hybridized MAPS. References Percival as competitor</text:p>
          </table:table-cell>
          <table:table-cell office:value-type="string" calcext:value-type="string">
            <text:p>https://doi.org/10.1016/j.nima.2019.03.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rcival 2M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string" calcext:value-type="string">
            <text:p>Initally reported 2014, finally in 2019. Monolithic soft X-ray for EuXFEL</text:p>
          </table:table-cell>
          <table:table-cell office:value-type="string" calcext:value-type="string">
            <text:p>https://doi.org/10.1088/1748-0221/14/01/C01006</text:p>
          </table:table-cell>
          <table:table-cell office:value-type="string" calcext:value-type="string">
            <text:p>https://doi.org/10.1088/1748-0221/9/03/C030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mepix4</text:p>
          </table:table-cell>
          <table:table-cell office:value-type="float" office:value="2019" calcext:value-type="float">
            <text:p>20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/>
          <table:table-cell office:value-type="string" calcext:value-type="string">
            <text:p>https://doi.org/10.1088/1748-0221/17/01/C01044</text:p>
          </table:table-cell>
          <table:table-cell office:value-type="string" calcext:value-type="string">
            <text:p>https://indico.cern.ch/event/820476/contributions/4373045/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AM 100kHz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erkeley TEAM. 10 um pixels. For EuXFEL? Don’t think so.</text:p>
          </table:table-cell>
          <table:table-cell office:value-type="string" calcext:value-type="string">
            <text:p>https://doi.org/10.1017/S1431927620019753</text:p>
          </table:table-cell>
          <table:table-cell office:value-type="string" calcext:value-type="string">
            <text:p>https://doi.org/10.1017/S14319276180013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JMonoPix2</text:p>
          </table:table-cell>
          <table:table-cell office:value-type="float" office:value="2020" calcext:value-type="float">
            <text:p>20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/>
          <table:table-cell office:value-type="string" calcext:value-type="string">
            <text:p>https://doi.org/10.1016/j.nima.2022.1667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DET DCD</text:p>
          </table:table-cell>
          <table:table-cell office:value-type="float" office:value="2020" calcext:value-type="float">
            <text:p>20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MPG DEPEET + DCD + DMC</text:p>
          </table:table-cell>
          <table:table-cell office:value-type="string" calcext:value-type="string">
            <text:p>https://doi.org/10.1016/j.nima.2019.1625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pix2</text:p>
          </table:table-cell>
          <table:table-cell office:value-type="float" office:value="2020" calcext:value-type="float">
            <text:p>202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https://doi.org/10.1016/j.radmeas.2019.1062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D53B</text:p>
          </table:table-cell>
          <table:table-cell office:value-type="float" office:value="2020" calcext:value-type="float">
            <text:p>20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ATLAS + CMS Itk</text:p>
          </table:table-cell>
          <table:table-cell office:value-type="string" calcext:value-type="string">
            <text:p>https://cds.cern.ch/record/27542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ect Electron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Direct Electron + UW Madison</text:p>
          </table:table-cell>
          <table:table-cell office:value-type="string" calcext:value-type="string">
            <text:p>https://doi.org/10.1017/S14319276210038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tlasPix3</text:p>
          </table:table-cell>
          <table:table-cell office:value-type="float" office:value="2021" calcext:value-type="float">
            <text:p>202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rom I. Peric, for ATLAS?</text:p>
          </table:table-cell>
          <table:table-cell office:value-type="string" calcext:value-type="string">
            <text:p>https://doi.org/10.1109/JSSC.2021.3061760</text:p>
          </table:table-cell>
          <table:table-cell office:value-type="string" calcext:value-type="string">
            <text:p>https://doi.org/10.1016/j.nima.2020.1648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FMonoPix2</text:p>
          </table:table-cell>
          <table:table-cell office:value-type="float" office:value="2021" calcext:value-type="float">
            <text:p>20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foundry</text:p>
          </table:table-cell>
          <table:table-cell office:value-type="string" calcext:value-type="string">
            <text:p>50x150um pitch</text:p>
          </table:table-cell>
          <table:table-cell office:value-type="string" calcext:value-type="string">
            <text:p>https://doi.org/10.1016/j.nima.2022.166747</text:p>
          </table:table-cell>
          <table:table-cell table:number-columns-repeated="7"/>
          <table:table-cell table:formula="of:=MROUND(SQRT(50*150);5)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MPAD-G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ornell. 2<text:span text:style-name="T1">nd</text:span> gen of MM-PAD/EMPAd</text:p>
          </table:table-cell>
          <table:table-cell office:value-type="string" calcext:value-type="string">
            <text:p>https://doi.org/10.1017/S14319276220001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IROC2</text:p>
          </table:table-cell>
          <table:table-cell office:value-type="float" office:value="2022" calcext:value-type="float">
            <text:p>20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ATLAS HGTD, for LGAD readout, from SLAC and CNRS/IN2P3</text:p>
          </table:table-cell>
          <table:table-cell office:value-type="string" calcext:value-type="string">
            <text:p>https://doi.org/10.1088/1748-0221/18/01/C01070</text:p>
          </table:table-cell>
          <table:table-cell office:value-type="string" calcext:value-type="string">
            <text:p>https://arxiv.org/abs/2306.08949</text:p>
          </table:table-cell>
          <table:table-cell office:value-type="string" calcext:value-type="string">
            <text:p>https://indico.cern.ch/event/799025/contributions/3486157/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RDIA</text:p>
          </table:table-cell>
          <table:table-cell office:value-type="float" office:value="2022" calcext:value-type="float">
            <text:p>20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DESY XFEL, full duty cycle</text:p>
          </table:table-cell>
          <table:table-cell office:value-type="string" calcext:value-type="string">
            <text:p>https://doi.org/10.1088/1742-6596/2380/1/0120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LTA2</text:p>
          </table:table-cell>
          <table:table-cell office:value-type="float" office:value="2023" calcext:value-type="float">
            <text:p>20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Targeted at HL-LHC upgrade</text:p>
          </table:table-cell>
          <table:table-cell office:value-type="string" calcext:value-type="string">
            <text:p>https://doi.org/10.1016/j.nima.2023.168787</text:p>
          </table:table-cell>
          <table:table-cell office:value-type="string" calcext:value-type="string">
            <text:p>https://doi.org/10.1016/j.nima.2022.167390</text:p>
          </table:table-cell>
          <table:table-cell office:value-type="string" calcext:value-type="string">
            <text:p>https://doi.org/10.1109/TNS.2022.31707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IMOSIS-2</text:p>
          </table:table-cell>
          <table:table-cell office:value-type="float" office:value="2023" calcext:value-type="float">
            <text:p>20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Based on ALPIDE, for CBM MVD (v0 test, v1 full reti, v2 radhard, v3 final)</text:p>
          </table:table-cell>
          <table:table-cell office:value-type="string" calcext:value-type="string">
            <text:p>https://doi.org/10.1088/1748-0221/18/06/C06013</text:p>
          </table:table-cell>
          <table:table-cell office:value-type="string" calcext:value-type="string">
            <text:p>https://doi.org/10.1016/j.nima.2019.162653</text:p>
          </table:table-cell>
          <table:table-cell office:value-type="string" calcext:value-type="string">
            <text:p>https://indico.cern.ch/event/1232761/contributions/5320366/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ITE</text:p>
          </table:table-cell>
          <table:table-cell office:value-type="float" office:value="2023" calcext:value-type="float">
            <text:p>202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MC</text:p>
          </table:table-cell>
          <table:table-cell office:value-type="string" calcext:value-type="string">
            <text:p>For electron microscopy, from Dectris</text:p>
          </table:table-cell>
          <table:table-cell office:value-type="string" calcext:value-type="string">
            <text:p>https://doi.org/10.1016/j.nima.2022.1678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espot1</text:p>
          </table:table-cell>
          <table:table-cell office:value-type="float" office:value="2023" calcext:value-type="float">
            <text:p>20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SMC</text:p>
          </table:table-cell>
          <table:table-cell office:value-type="string" calcext:value-type="string">
            <text:p><text:span text:style-name="T2">INFN, 32x32 test matrix, 32um pitch. </text:span>Referenced in TP4 fund limits paper</text:p>
          </table:table-cell>
          <table:table-cell office:value-type="string" calcext:value-type="string">
            <text:p>https://doi.org/10.1088/1748-0221/18/03/P03034</text:p>
          </table:table-cell>
          <table:table-cell office:value-type="string" calcext:value-type="string">
            <text:p>https://doi.org/10.1016/j.nima.2020.1644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angerine</text:p>
          </table:table-cell>
          <table:table-cell office:value-type="float" office:value="2024" calcext:value-type="float">
            <text:p>202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owerJazz</text:p>
          </table:table-cell>
          <table:table-cell/>
          <table:table-cell office:value-type="string" calcext:value-type="string">
            <text:p>https://doi.org/10.1016/j.nima.2022.167025</text:p>
          </table:table-cell>
          <table:table-cell table:number-columns-repeated="7"/>
          <table:table-cell table:number-columns-repeated="3" office:value-type="string" calcext:value-type="string">
            <text:p>?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belix</text:p>
          </table:table-cell>
          <table:table-cell office:value-type="float" office:value="2025" calcext:value-type="float">
            <text:p>20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werJazz</text:p>
          </table:table-cell>
          <table:table-cell office:value-type="string" calcext:value-type="string">
            <text:p>Will be based on TJ-Monopix2, slides have comparison</text:p>
          </table:table-cell>
          <table:table-cell office:value-type="string" calcext:value-type="string">
            <text:p>https://indico.cern.ch/event/1214423/contributions/5285758/</text:p>
          </table:table-cell>
          <table:table-cell table:number-columns-repeated="7"/>
          <table:table-cell table:number-columns-repeated="3" office:value-type="string" calcext:value-type="string">
            <text:p>?</text:p>
          </table:table-cell>
          <table:table-cell table:number-columns-repeated="997"/>
        </table:table-row>
        <table:table-row table:style-name="ro1" table:number-rows-repeated="4"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 table:number-rows-repeated="1048518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Sheet2" table:style-name="ta1"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Rejected devic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CADIA MAPS, for fiber optic cable digit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MOSA-33 and PEGASUS: Bonn and Strausbourg, for soft XRA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me monolithic detector being made in Liverpool? Snow was helping.</text:p>
          </table:table-cell>
          <table:table-cell table:number-columns-repeated="4"/>
          <table:table-cell office:value-type="string" calcext:value-type="string">
            <text:p>https://doi.org/10.1016/j.nima.2022.167214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Medipix / Timepix Family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doi.org/10.1016/j.radmeas.2020.106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doi.org/10.1016/j.nima.2017.07.029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ercival, AGIPD, Cordia, DSSC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doi.org/10.1088/1748-0221/4/12/P12011" xlink:type="simple">https://doi.org/10.1088/1748-0221/4/12/P12011</text:a>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he major detector systems at light sources are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NGFR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IP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i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P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DI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H52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4:08:45.254983298</meta:creation-date>
    <dc:date>2023-12-15T01:03:04.747019894</dc:date>
    <meta:editing-duration>PT18H4M34S</meta:editing-duration>
    <meta:editing-cycles>129</meta:editing-cycles>
    <meta:generator>LibreOffice/7.1.8.1$Linux_X86_64 LibreOffice_project/10$Build-1</meta:generator>
    <meta:document-statistic meta:table-count="2" meta:cell-count="365" meta:object-count="0"/>
  </office:meta>
</office:document-meta>
</file>